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10pt" fo:language="en" fo:country="GB" style:font-size-asian="10pt" style:font-size-complex="10pt"/>
    </style:style>
    <style:style style:name="P2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style:font-size-asian="10pt" style:font-size-complex="10pt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fo:background-color="#ffff00"/>
    </style:style>
    <style:style style:name="P5" style:family="paragraph" style:parent-style-name="Heading_20_2">
      <style:text-properties fo:language="en" fo:country="GB"/>
    </style:style>
    <style:style style:name="P6" style:family="paragraph" style:parent-style-name="Heading_20_1">
      <style:text-properties fo:language="en" fo:country="GB"/>
    </style:style>
    <style:style style:name="P7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xapi</text:h>
      <text:p text:style-name="P2">On Fri, Aug 1, 2008 at 4:08 PM, Mark Miesfeld &lt;miesfeld@gmail.com&gt; wrote:</text:p>
      <text:p text:style-name="P2">&gt; Yeah, I certainly won't object.  &lt;grin&gt;</text:p>
      <text:p text:style-name="P2">&gt; </text:p>
      <text:p text:style-name="P2">&gt; While on this topic, sort of, maybe you can expound a bit on rxapi and</text:p>
      <text:p text:style-name="P2">&gt; rexxapi.  Which I am pretty hazy on.</text:p>
      <text:p text:style-name="P2">&gt; </text:p>
      <text:p text:style-name="P2">&gt; On Windows, rxapi is the Windows service, on *nix shared memory is</text:p>
      <text:p text:style-name="P2">&gt; used for the same purpose.  I know this is used for communication.</text:p>
      <text:p text:style-name="P2"> </text:p>
      <text:p text:style-name="P2">The rxapi stuff in *nix is what I'm in the process of replacing, so</text:p>
      <text:p text:style-name="P2">there will be a service process on both platforms.  The rxapi server</text:p>
      <text:p text:style-name="P2">holds all of the data that is used in a cross-process fashion.  There</text:p>
      <text:p text:style-name="P2">are 3 different subsystems in this process.  1)  The queue manager.</text:p>
      <text:p text:style-name="P2">All of the queue data and the queue control information is managed by</text:p>
      <text:p text:style-name="P2">that.  2)  The macrospace.  ditto.  3)  The registration manager.</text:p>
      <text:p text:style-name="P2">This manages the three types of cross-process registrations that can</text:p>
      <text:p text:style-name="P2">be made (functions, command handlers, and exit handlers).  The</text:p>
      <text:p text:style-name="P2">rexxapi.dll is all of the APIs that access the information stored in</text:p>
      <text:p text:style-name="P2">this other process.</text:p>
      <text:p text:style-name="P2"> </text:p>
      <text:p text:style-name="P2">&gt; </text:p>
      <text:p text:style-name="P2">&gt; How does this tie in to the native API, or does it?  Is the</text:p>
      <text:p text:style-name="P2">&gt; communication solely for the purpose of the external APIs?  Or ...?</text:p>
      <text:p text:style-name="P2"> </text:p>
      <text:p text:style-name="P2">It doesn't tie in at all.  The only real connection to the native API</text:p>
      <text:p text:style-name="P2">is that in the new APIs, there's less use of the registered function</text:p>
      <text:p text:style-name="P2">and exit handlers, so all of the cross-process IPC muck isn't used.</text:p>
      <text:p text:style-name="P2"> </text:p>
      <text:p text:style-name="P1">Rick</text:p>
      <text:h text:style-name="P6" text:outline-level="1">Launching rxapi in a process.</text:h>
      <text:h text:style-name="P5" text:outline-level="2">Rick</text:h>
      <text:p text:style-name="P2">Ok Mark, time for me to ask you for some code assistance.  I'm trying</text:p>
      <text:p text:style-name="P2">to get the new rxapi daemon stuff working, and I'm running into some</text:p>
      <text:p text:style-name="P2">issues with debugging some of this.  I'm trying to deal with the issue</text:p>
      <text:p text:style-name="P2">of client code trying to use the APIs and launching the process when</text:p>
      <text:p text:style-name="P2">first needed.  I'm running into a problem where rxapi launched in this</text:p>
      <text:p text:style-name="P2">manner is crashing when the client attempts to connect after launching</text:p>
      <text:p text:style-name="P2">the process.  This is very difficult to debug, as the rxapi process</text:p>
      <text:p text:style-name="P2">crashes with on of those "terminated in an unusual fashion" errors</text:p>
      <text:p text:style-name="P2">that doesn't give you any information when you attach the debugger to</text:p>
      <text:p text:style-name="P2">the process.</text:p>
      <text:p text:style-name="P2"> </text:p>
      <text:p text:style-name="P2">I think I'm going to have to debug this one the old-fashioned way with</text:p>
      <text:p text:style-name="P2">printf, but this process is launched detached so I can't see the</text:p>
      <text:p text:style-name="P2">printf output.  A logging subsystem might be a good idea (eventually),</text:p>
      <text:p text:style-name="P2">but right now I just want to get this up and running.  Could you take</text:p>
      <text:p text:style-name="P2">a peek at the Windows version of</text:p>
      <text:p text:style-name="P2">SysLocalAPIManager.startServerProcess()?  I'd like to have some</text:p>
      <text:p text:style-name="P2">conditional compilation that would launch this process in a command</text:p>
      <text:p text:style-name="P2">window so I can see some output (and hopefully, it won't immediately</text:p>
      <text:p text:style-name="P1">close the window on me).</text:p>
      <text:h text:style-name="P5" text:outline-level="2">Mark</text:h>
      <text:p text:style-name="P2">There are 2 things that you could do, I think.  Since I'm not too</text:p>
      <text:p text:style-name="P2">familar with where all the code is at now, you might be able to figure</text:p>
      <text:p text:style-name="P2">out how to do this faster.</text:p>
      <text:p text:style-name="P2"> </text:p>
      <text:p text:style-name="P2">1.) You can change the flags to not be detached.  This would only be</text:p>
      <text:p text:style-name="P2">useful if the problem is not only happening because of the process</text:p>
      <text:p text:style-name="P2">being detached.  You'll probably need to use number 2 below instead.</text:p>
      <text:p text:style-name="P2"> </text:p>
      <text:p text:style-name="P2">    DWORD fdwCreate = DETACHED_PROCESS; // creation flags</text:p>
      <text:p text:style-name="P2"> </text:p>
      <text:p text:style-name="P2">change to</text:p>
      <text:p text:style-name="P2"> </text:p>
      <text:p text:style-name="P2">    DWORD fdwCreate = CREATE_NEW_CONSOLE; // creation flags</text:p>
      <text:p text:style-name="P2"> </text:p>
      <text:p text:style-name="P2">The create new console flag should create a console even for a GUI</text:p>
      <text:p text:style-name="P2">process.  But you can't use it with the detached process flag.  So</text:p>
      <text:p text:style-name="P2">this is probably not useful.</text:p>
      <text:p text:style-name="P2"> </text:p>
      <text:p text:style-name="P2"> </text:p>
      <text:p text:style-name="P2">2.) I think what you will have to do do is use AllocConsole() function</text:p>
      <text:p text:style-name="P2">and put it in the RXAPI.exe where you want to use printf().  You might</text:p>
      <text:p text:style-name="P2">also need GetStdHandle() to get the handles, maybe not.</text:p>
      <text:p text:style-name="P2">AllocConsole() should work with a detached process.</text:p>
      <text:p text:style-name="P2"> </text:p>
      <text:p text:style-name="P2">The conditional compilation flags you can probably work out yourself.</text:p>
      <text:h text:style-name="P5" text:outline-level="2">Rick</text:h>
      <text:p text:style-name="P2">Well, right now, nothing can be done to test it.  I found a major</text:p>
      <text:p text:style-name="P2">problem with how synchronization and the connections were being</text:p>
      <text:p text:style-name="P2">handled with the server. so I'm in the process of reworking this.  I</text:p>
      <text:p text:style-name="P2"><text:soft-page-break/>suspect the place to put it would be right in the server</text:p>
      <text:p text:style-name="P2">initialization in APIServer::initServer().  It's starting to sound</text:p>
      <text:p text:style-name="P2">like it might be easiest to just byte the bullet and implement a</text:p>
      <text:p text:style-name="P1">logging subsystem.</text:p>
      <text:h text:style-name="P5" text:outline-level="2">Mark</text:h>
      <text:p text:style-name="P2">Yes, that's exactly where I put it.  From what I understand, the call</text:p>
      <text:p text:style-name="P2">to AllocConsole() should open up a new console window for the process.</text:p>
      <text:p text:style-name="P2"> From then on you should be able to use printf() to write to that</text:p>
      <text:p text:style-name="P2">window.</text:p>
      <text:p text:style-name="P2"> </text:p>
      <text:p text:style-name="P2">It seems like you could just put that in temporarily to debug your</text:p>
      <text:p text:style-name="P2">problem, then take it out.</text:p>
      <text:h text:style-name="Heading_20_1" text:outline-level="1"><text:span text:style-name="T1">Switch the </text:span><text:span text:style-name="T1">rxapi deamon to run as nobody user</text:span></text:h>
      <text:p text:style-name="P3">rexxapi/server/platform/unix/APIService.cpp</text:p>
      <text:p text:style-name="P3"/>
      <text:p text:style-name="P3">static bool morph2daemon(void)</text:p>
      <text:p text:style-name="P3">{</text:p>
      <text:p text:style-name="P3">...</text:p>
      <text:p text:style-name="Standard"><text:span text:style-name="T1"><text:s text:c="4"/></text:span><text:span text:style-name="T2">// We start out with root privileges. This is bad from a security perspective. So</text:span></text:p>
      <text:p text:style-name="P4"><text:s text:c="4"/>// switch to the nobody user so we do not have previleges we do not need.</text:p>
      <text:p text:style-name="P4"><text:s text:c="4"/>struct passwd *pw;</text:p>
      <text:p text:style-name="P4"><text:s text:c="4"/>pw = getpwnam("nobody");</text:p>
      <text:p text:style-name="P4"><text:s text:c="4"/>if (pw != NULL) {</text:p>
      <text:p text:style-name="P4"><text:s text:c="8"/>setuid(pw-&gt;pw_uid);</text:p>
      <text:p text:style-name="P4"><text:s text:c="4"/>}</text:p>
      <text:p text:style-name="P3"/>
      <text:p text:style-name="P3"><text:tab/>return true;</text:p>
      <text:p text:style-name="P3">}</text:p>
      <text:p text:style-name="P3"/>
      <text:h text:style-name="P6" text:outline-level="1">Port number</text:h>
      <text:p text:style-name="P3">rxapi/common/ServiceMessage.hpp</text:p>
      <text:p text:style-name="P3">// this port is assigned by IANA for the use of ooRexx, so</text:p>
      <text:p text:style-name="P3">// in theory, we're safe to use this.</text:p>
      <text:p text:style-name="P3">#define REXX_API_PORT 10010</text:p>
      <text:p text:style-name="P3"/>
      <text:p text:style-name="P3"/>
      <text:p text:style-name="P3">rexxapi/client/LocalAPIManager.cpp</text:p>
      <text:p text:style-name="P3">SysClientStream *LocalAPIManager::getConnection()</text:p>
      <text:p text:style-name="P3">{</text:p>
      <text:p text:style-name="P3"><text:s text:c="4"/>{</text:p>
      <text:p text:style-name="P3"><text:s text:c="8"/>Lock lock(messageLock); <text:s text:c="20"/>// make sure we single thread this</text:p>
      <text:p text:style-name="P3"><text:s text:c="8"/>// if we have an active connection, grab it from the cache and</text:p>
      <text:p text:style-name="P3"><text:s text:c="8"/>// reuse it.</text:p>
      <text:p text:style-name="P3"><text:s text:c="8"/>if (!connections.empty())</text:p>
      <text:p text:style-name="P3"><text:s text:c="8"/>{</text:p>
      <text:p text:style-name="P3"><text:s text:c="12"/>SysClientStream *connection = connections.front();</text:p>
      <text:p text:style-name="P3"><text:s text:c="12"/>connections.pop_front();</text:p>
      <text:p text:style-name="P3"><text:s text:c="12"/>return connection;</text:p>
      <text:p text:style-name="P3"><text:s text:c="8"/>}</text:p>
      <text:p text:style-name="P3"><text:s text:c="4"/>}</text:p>
      <text:p text:style-name="P3"/>
      <text:p text:style-name="P3"><text:s text:c="4"/>SysClientStream *connection = new SysClientStream();</text:p>
      <text:p text:style-name="P3"/>
      <text:p text:style-name="P3"><text:s text:c="4"/>// open the pipe to the connection-&gt;</text:p>
      <text:p text:style-name="P3"><text:s text:c="4"/>if (!connection-&gt;open("localhost", REXX_API_PORT))</text:p>
      <text:p text:style-name="P3"><text:s text:c="4"/>{</text:p>
      <text:p text:style-name="P3"><text:s text:c="8"/>throw new ServiceException(SERVER_FAILURE, "Failure connecting to rxapi server");</text:p>
      <text:p text:style-name="P3"><text:s text:c="4"/>}</text:p>
      <text:p text:style-name="P3"><text:s text:c="4"/>return connection;</text:p>
      <text:p text:style-name="P3">}</text:p>
      <text:p text:style-name="P3"/>
      <text:p text:style-name="P3"/>
      <text:p text:style-name="Standard"><text:span text:style-name="T1">rexxapi/server/APIServer.cpp</text:span></text:p>
      <text:p text:style-name="P3">void APIServer::initServer()</text:p>
      <text:p text:style-name="P3">{</text:p>
      <text:p text:style-name="P3"><text:s text:c="4"/>// able to initialize our communications pipe?</text:p>
      <text:p text:style-name="P3"><text:s text:c="4"/>if (!server.make(REXX_API_PORT))</text:p>
      <text:p text:style-name="P3"><text:s text:c="4"/>{</text:p>
      <text:p text:style-name="P3"><text:s text:c="8"/>throw new ServiceException(SERVER_FAILURE, "RexxAPIServer::initServer() Failure creating server stream");</text:p>
      <text:p text:style-name="P3"><text:s text:c="4"/>}</text:p>
      <text:p text:style-name="P3"/>
      <text:p text:style-name="P3"><text:s text:c="4"/>lock.create(); <text:s text:c="8"/>// create the mutex.</text:p>
      <text:p text:style-name="P3"><text:s text:c="4"/>serverActive = true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7:11:00</meta:creation-date>
    <dc:creator>JFaucher</dc:creator>
    <dc:date>2009-07-26T15:03:00</dc:date>
    <meta:editing-cycles>9</meta:editing-cycles>
    <meta:editing-duration>PT01H02M00S</meta:editing-duration>
    <meta:document-statistic meta:table-count="0" meta:image-count="0" meta:object-count="0" meta:page-count="5" meta:paragraph-count="146" meta:word-count="951" meta:character-count="5836"/>
    <meta:generator>OpenOffice.org/3.2$Win32 OpenOffice.org_project/320m18$Build-9502</meta:generator>
  </office:meta>
</office:document-meta>
</file>